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09f" officeooo:paragraph-rsid="0001109f"/>
    </style:style>
    <style:style style:name="P2" style:family="paragraph" style:parent-style-name="Standard">
      <style:text-properties officeooo:paragraph-rsid="0001109f"/>
    </style:style>
    <style:style style:name="P3" style:family="paragraph" style:parent-style-name="Standard">
      <style:text-properties officeooo:paragraph-rsid="00034713"/>
    </style:style>
    <style:style style:name="P4" style:family="paragraph" style:parent-style-name="Standard">
      <style:text-properties officeooo:rsid="00034713" officeooo:paragraph-rsid="00034713"/>
    </style:style>
    <style:style style:name="P5" style:family="paragraph" style:parent-style-name="Standard">
      <style:text-properties officeooo:rsid="0004f97e" officeooo:paragraph-rsid="0004f97e"/>
    </style:style>
    <style:style style:name="T1" style:family="text">
      <style:text-properties officeooo:rsid="0001109f"/>
    </style:style>
    <style:style style:name="T2" style:family="text">
      <style:text-properties officeooo:rsid="00034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</text:p>
      <text:p text:style-name="P2"><text:span text:style-name="T1">In this example each patient should be assigned to one family doctor, so we decided to apply “ISA” block to determine which doctor possesses such specialty.</text:span></text:p>
      <text:p text:style-name="P2"/>
      <text:p text:style-name="P2"><text:span text:style-name="T1">4.</text:span></text:p>
      <text:p text:style-name="P2"><text:span text:style-name="T1">In this task we assumed that there is one association member per building, so we applied “ISA” block (to determine which tenant is a member) and relation one-to-one between the member and the building.</text:span></text:p>
      <text:p text:style-name="P3"><text:span text:style-name="T2">Another </text:span>“<text:span text:style-name="T2">ISA” block is used to differentiate regular and additional charges.</text:span></text:p>
      <text:p text:style-name="P3"/>
      <text:p text:style-name="P3"><text:span text:style-name="T2">7.</text:span></text:p>
      <text:p text:style-name="P4">In this example we decide to present matchmaking as a recursive one-to-many relation, because dating portals are constructed in such way, that each client is able to find many potential partners.</text:p>
      <text:p text:style-name="P4"/>
      <text:p text:style-name="P4">8.</text:p>
      <text:p text:style-name="P4">In this task there is one relation describing current and past jobs of each employee. We introduced starting and ending time of each job as a relation argument, so as to distinguish them (in this case current job can be also easily distinguished, because it simply does not have ending time).</text:p>
      <text:p text:style-name="P4"/>
      <text:p text:style-name="P5">10.</text:p>
      <text:p text:style-name="P5">In this example there is no direct relation between unemployed and employer. Employer is able to ‘spawn’ entities of offers with desired requirements which can be found by unempolyed.</text:p>
      <text:p text:style-name="P5"/>
      <text:p text:style-name="P5">15.</text:p>
      <text:p text:style-name="P5"><text:span text:style-name="T1">In this task we there </text:span>should be<text:span text:style-name="T1"> one </text:span>head of ward <text:span text:style-name="T1">per </text:span>ward<text:span text:style-name="T1">, so we applied “ISA” block </text:span>(<text:span text:style-name="T1">to determine which </text:span>doctor<text:span text:style-name="T1"> is a </text:span>head of ward) <text:span text:style-name="T1">and relation one-to-one between the </text:span>head of ward<text:span text:style-name="T1"> and the </text:span>war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07T13:57:09.953000000</dc:date>
    <meta:editing-duration>PT14M40S</meta:editing-duration>
    <meta:editing-cycles>3</meta:editing-cycles>
    <meta:document-statistic meta:table-count="0" meta:image-count="0" meta:object-count="0" meta:page-count="1" meta:paragraph-count="13" meta:word-count="226" meta:character-count="1310" meta:non-whitespace-character-count="1097"/>
  </office:meta>
</office:document-meta>
</file>